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fo:break-before="auto" fo:break-after="auto"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fo:break-before="auto" fo:break-after="auto"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3" style:family="paragraph" style:parent-style-name="Standard" style:list-style-name="WWNum5">
      <style:paragraph-properties fo:margin-left="0.5in" fo:margin-right="0in" fo:text-indent="-0.25in" style:auto-text-indent="false"/>
    </style:style>
    <style:style style:name="P24" style:family="paragraph" style:parent-style-name="Standard" style:list-style-name="WWNum3">
      <style:paragraph-properties fo:margin-left="0.5in" fo:margin-right="0in" fo:text-indent="-0.25in" style:auto-text-indent="false"/>
    </style:style>
    <style:style style:name="P25" style:family="paragraph" style:parent-style-name="Standard" style:list-style-name="WWNum1">
      <style:paragraph-properties fo:margin-left="0.5in" fo:margin-right="0in" fo:margin-top="0.0398in" fo:margin-bottom="0in" loext:contextual-spacing="false" fo:text-indent="-0.25in" style:auto-text-indent="false"/>
    </style:style>
    <style:style style:name="P26" style:family="paragraph" style:parent-style-name="Standard" style:list-style-name="WWNum2">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in" fo:margin-bottom="0.0429in" loext:contextual-spacing="false" fo:text-indent="-0.25in" style:auto-text-indent="false"/>
    </style:style>
    <style:style style:name="P28" style:family="paragraph" style:parent-style-name="Standard" style:list-style-name="WWNum2">
      <style:paragraph-properties fo:margin-left="0.5in" fo:margin-right="0in" fo:margin-top="0in" fo:margin-bottom="0.0429in" loext:contextual-spacing="false" fo:text-indent="-0.25in" style:auto-text-indent="false"/>
    </style:style>
    <style:style style:name="P29" style:family="paragraph" style:parent-style-name="Standard" style:list-style-name="WWNum4">
      <style:paragraph-properties fo:margin-left="0.5in" fo:margin-right="0in" fo:text-indent="-0.25in" style:auto-text-indent="false" fo:break-before="auto" fo:break-after="auto"/>
    </style:style>
    <style:style style:name="P30" style:family="paragraph" style:parent-style-name="Standard">
      <style:paragraph-properties fo:margin-left="0in" fo:margin-right="0in" fo:margin-top="0in" fo:margin-bottom="0.1665in" loext:contextual-spacing="false" fo:line-height="100%" fo:text-align="start" style:justify-single-word="false" fo:text-indent="0in" style:auto-text-indent="false" fo:break-before="auto" fo:break-after="auto"/>
    </style:style>
    <style:style style:name="P31" style:family="paragraph" style:parent-style-name="Standard">
      <style:paragraph-properties fo:margin-left="0in" fo:margin-right="0in" fo:text-indent="0in" style:auto-text-indent="false" fo:break-before="auto" fo:break-after="auto"/>
    </style:style>
    <style:style style:name="P32" style:family="paragraph" style:parent-style-name="Standard" style:master-page-name="Converted1">
      <style:paragraph-properties style:page-number="auto" fo:break-before="auto" fo:break-after="auto"/>
    </style:style>
    <style:style style:name="P33" style:family="paragraph" style:parent-style-name="Heading_20_1" style:list-style-name="WWNum6"/>
    <style:style style:name="P34" style:family="paragraph" style:parent-style-name="Heading_20_1">
      <style:paragraph-properties fo:margin-left="0.3in" fo:margin-right="0in" fo:text-indent="0in" style:auto-text-indent="false" fo:break-before="auto" fo:break-after="auto"/>
    </style:style>
    <style:style style:name="P35" style:family="paragraph" style:parent-style-name="Heading_20_1" style:list-style-name="WWNum6">
      <style:paragraph-properties fo:break-before="auto" fo:break-after="auto"/>
    </style:style>
    <style:style style:name="P36" style:family="paragraph" style:parent-style-name="Heading_20_2" style:list-style-name="WWNum6"/>
    <style:style style:name="P37"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fo:font-size="10pt" fo:font-weight="bold" style:font-size-asian="10pt" style:font-weight-asian="bold" style:font-size-complex="10pt"/>
    </style:style>
    <style:style style:name="T18" style:family="text">
      <style:text-properties fo:font-weight="bold" style:font-weight-asian="bold"/>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style:font-name="Arial" fo:font-size="16pt" fo:font-weight="bold" style:font-name-asian="Arial1" style:font-size-asian="16pt"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style:font-name="Calibri" fo:font-size="16pt" style:font-name-asian="Calibri1" style:font-size-asian="16pt"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text-underline-style="none" fo:font-weight="bold" style:font-weight-asian="bold"/>
    </style:style>
    <style:style style:name="T28" style:family="text">
      <style:text-properties fo:color="#000000" style:text-underline-style="none"/>
    </style:style>
    <style:style style:name="T29" style:family="text">
      <style:text-properties fo:color="#333333" style:font-name="Consolas" fo:background-color="#f8f8f8" loext:char-shading-value="0" style:font-name-asian="Consolas1" style:font-name-complex="Consolas1"/>
    </style:style>
    <style:style style:name="T30" style:family="text">
      <style:text-properties fo:color="#1155cc" style:text-underline-style="solid" style:text-underline-width="auto" style:text-underline-color="font-color"/>
    </style:style>
    <style:style style:name="T31"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ku0zgyw7z29"/><text:span text:style-name="T1">Sistemes de Gestió Empresarial</text:span><text:span text:style-name="T3"><text:line-break/></text:span><text:span text:style-name="T4">UD00 Python 3 bàsic</text:span> - Annex I - Recomanació d’entorn de treball</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6">Actualitzat Setembre 2024</text:span></text:p>
      <text:p text:style-name="P5"/>
      <text:p text:style-name="P5"/>
      <text:p text:style-name="P6"><text:span text:style-name="T14">Llicència</text:span></text:p>
      <text:p text:style-name="P8"/>
      <text:p text:style-name="P7"><text:span text:style-name="T15">Reconocimiento – NoComercial - CompartirIgual (BY-NC-SA)</text:span><text:span text:style-name="T16">: No és permet un ús comercial de l'obra original ni dels possibles obres derivades, la distribució dels quals s'ha de fer amb una llicència igual a la que regula l'obra original.</text:span><draw:frame draw:style-name="fr2"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Al llarg d'aquest tema s'utilitzaran diferents símbols per a distingir elements importants dins del contingut. Aquests símbols són<text:span text:style-name="T9">:</text:span></text:p>
      <text:p text:style-name="P11"/>
      <text:p text:style-name="P12"><text:span text:style-name="T17">📖 </text:span><text:span text:style-name="T18">Important</text:span></text:p>
      <text:p text:style-name="P13"/>
      <text:p text:style-name="P12"><text:span text:style-name="T19">❕</text:span><text:span text:style-name="T11"> </text:span><text:span text:style-name="T18">Atención</text:span></text:p>
      <text:p text:style-name="P13"/>
      <text:p text:style-name="P12"><text:span text:style-name="T12">💬</text:span><text:span text:style-name="T10"> </text:span><text:span text:style-name="T18">Interessant</text:span></text:p>
      <text:p text:style-name="P34"/>
      <text:p text:style-name="P14"><text:span text:style-name="T20">Índex de contingut</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6wtgahu4vfxo" text:style-name="Index_20_Link" text:visited-style-name="Index_20_Link"><text:span text:style-name="T13">1. Instalació<text:tab/>2</text:span></text:a></text:p>
          <text:p text:style-name="P20"><text:a xlink:type="simple" xlink:href="#_ihte9xq44h90" text:style-name="Index_20_Link" text:visited-style-name="Index_20_Link"><text:span text:style-name="T13">2. Entorn de desenvolupament<text:tab/>3</text:span></text:a></text:p>
          <text:p text:style-name="P22"><text:a xlink:type="simple" xlink:href="#_j6cs3eapsu61" text:style-name="Index_20_Link" text:visited-style-name="Index_20_Link"><text:span text:style-name="T13">2.1 <text:s/>Visual Studio Code<text:tab/>3</text:span></text:a></text:p>
          <text:p text:style-name="P22"><text:a xlink:type="simple" xlink:href="#_bdf45qv0dzmu" text:style-name="Index_20_Link" text:visited-style-name="Index_20_Link"><text:span text:style-name="T13">2.2 <text:s/>Control de versions usant Git + Visual Studio Code<text:tab/>3</text:span></text:a></text:p>
          <text:p text:style-name="P22"><text:a xlink:type="simple" xlink:href="#_sx01e9gaxowv" text:style-name="Index_20_Link" text:visited-style-name="Index_20_Link"><text:span text:style-name="T13">2.3 <text:s/>PyCharm<text:tab/>4</text:span></text:a></text:p>
          <text:p text:style-name="P20"><text:a xlink:type="simple" xlink:href="#_g1qlmy5ta6mu" text:style-name="Index_20_Link" text:visited-style-name="Index_20_Link"><text:span text:style-name="T13">3. Autors (en ordre alfabétic)<text:tab/>4</text:span></text:a></text:p>
        </text:index-body>
      </text:table-of-content>
      <text:p text:style-name="P32"/>
      <text:p text:style-name="P15"><text:span text:style-name="T21">UD0</text:span><text:span text:style-name="T22">. </text:span><text:span text:style-name="T23">Annex I - Recomanació entorn de treball</text:span></text:p>
      <text:list xml:id="list1450532837" text:style-name="WWNum6">
        <text:list-item>
          <text:p text:style-name="P33"><text:bookmark text:name="_6wtgahu4vfxo"/>Instal·lació</text:p>
        </text:list-item>
      </text:list>
      <text:p text:style-name="Standard">Per treballar en Python 3, recomanem utilitzar alguna distribució de Linux basada en Debian tal com Ubuntu, Ubuntu Cinnamon, LUbuntu, Mint, etc. Sobretot preferim aquesta opció per què més endavant recomanarem l’opció de “Docker Compose” + “Python 3” per desenvolupar per a Odoo.</text:p>
      <text:p text:style-name="Standard"/>
      <text:p text:style-name="Standard">En aquestes distribucions és tan senzill instal·lar Python 3 com fer</text:p>
      <table:table table:name="Table1" table:style-name="Table1">
        <table:table-column table:style-name="Table1.A"/>
        <table:table-row table:style-name="Table1.1">
          <table:table-cell table:style-name="Table1.A1" office:value-type="string">
            <text:p text:style-name="P19"><text:span text:style-name="T29">sudo apt-get install python3</text:span></text:p>
          </table:table-cell>
        </table:table-row>
      </table:table>
      <text:p text:style-name="Standard">El gestor de bibliotques per a python anomenat “Pip” s'instal·la amb:</text:p>
      <table:table table:name="Table2" table:style-name="Table2">
        <table:table-column table:style-name="Table2.A"/>
        <table:table-row table:style-name="Table2.1">
          <table:table-cell table:style-name="Table2.A1" office:value-type="string">
            <text:p text:style-name="P19"><text:span text:style-name="T29">sudo apt-get install python3-pip</text:span></text:p>
          </table:table-cell>
        </table:table-row>
      </table:table>
      <text:p text:style-name="Standard"/>
      <text:p text:style-name="Standard">Si voleu instal·lar-ho en un sistema Windows per practicar en aquesta unitat des de Windows, podeu fer-ho instal·lant Python3 i Pip mitjançant <text:a xlink:type="simple" xlink:href="https://www.python.org/downloads/" text:style-name="ListLabel_20_46" text:visited-style-name="ListLabel_20_46"><text:span text:style-name="T30">https://www.python.org/downloads/</text:span></text:a></text:p>
      <text:p text:style-name="Standard"/>
      <text:list xml:id="list32745925717547" text:continue-numbering="true" text:style-name="WWNum6">
        <text:list-item>
          <text:p text:style-name="P33"><text:bookmark text:name="_ihte9xq44h90"/>Entorn de desenvolupament</text:p>
        </text:list-item>
      </text:list>
      <text:p text:style-name="Standard">Existeixen diversos entorns de desenvolupament que permeten desenvolupar en Python 3. Els més emprats són “Visual Studio Code” i “PyCharm”. A més és important fer servir algunes eines addicionals. Recomanem en el desenvolupament utilitzar un sistema de control de versions “git” juntament amb plataformes com <text:a xlink:type="simple" xlink:href="https://github.com" text:style-name="ListLabel_20_46" text:visited-style-name="ListLabel_20_46"><text:span text:style-name="T30">https://github.com</text:span></text:a>.</text:p>
      <text:list xml:id="list32745707360674" text:continue-numbering="true" text:style-name="WWNum6">
        <text:list-item>
          <text:list>
            <text:list-item>
              <text:p text:style-name="P36"><text:bookmark text:name="_j6cs3eapsu61"/>Visual Studio Code</text:p>
            </text:list-item>
          </text:list>
        </text:list-item>
      </text:list>
      <text:p text:style-name="Standard">Recomanem l'ús de Visual Studio Code. És molt potent i posseeix un gran ecosistema de plugins per a ampliar la seua funcionalitat <text:a xlink:type="simple" xlink:href="https://code.visualstudio.com/" text:style-name="ListLabel_20_46" text:visited-style-name="ListLabel_20_46"><text:span text:style-name="T30">https://code.visualstudio.com/</text:span></text:a> </text:p>
      <text:p text:style-name="Standard"/>
      <text:p text:style-name="Standard">Ací alguns manuals lliures d'ús de Visual Studio Code en castellà:</text:p>
      <text:p text:style-name="Standard"><text:a xlink:type="simple" xlink:href="http://www.mclibre.org/consultar/informatica/lecciones/vsc-instalacion.html" text:style-name="ListLabel_20_46" text:visited-style-name="ListLabel_20_46"><text:span text:style-name="T30">http://www.mclibre.org/consultar/informatica/lecciones/vsc-instalacion.html</text:span></text:a></text:p>
      <text:p text:style-name="Standard"><text:a xlink:type="simple" xlink:href="http://www.mclibre.org/consultar/informatica/lecciones/vsc-personalizacion.html" text:style-name="ListLabel_20_46" text:visited-style-name="ListLabel_20_46"><text:span text:style-name="T30">http://www.mclibre.org/consultar/informatica/lecciones/vsc-personalizacion.html</text:span></text:a> </text:p>
      <text:p text:style-name="Standard"/>
      <text:p text:style-name="Standard">Per al (desenvolupament amb Python 3 recomanem:</text:p>
      <text:list xml:id="list1435104941" text:style-name="WWNum5">
        <text:list-item>
          <text:p text:style-name="P23"><text:span text:style-name="T18">Python</text:span>: <text:a xlink:type="simple" xlink:href="https://marketplace.visualstudio.com/items?itemName=ms-python.python" text:style-name="ListLabel_20_46" text:visited-style-name="ListLabel_20_46"><text:span text:style-name="T30">https://marketplace.visualstudio.com/items?itemName=ms-python.python</text:span></text:a></text:p>
        </text:list-item>
      </text:list>
      <text:p text:style-name="Standard"/>
      <text:list xml:id="list32746899353946" text:continue-list="list32745707360674" text:style-name="WWNum6">
        <text:list-item>
          <text:list>
            <text:list-item>
              <text:p text:style-name="P36"><text:bookmark text:name="_bdf45qv0dzmu"/>Control de versions usant Git + Visual Studio Code</text:p>
            </text:list-item>
          </text:list>
        </text:list-item>
      </text:list>
      <text:p text:style-name="Standard">Git és un sistema de control de versions. El seu ús en l'entorn professional aquesta molt estés i és usat en tota mena de desenvolupaments. Durant el curs, s'utilitzaran repositoris Git tant per al lliurament de pràctiques com per a facilitar fer un repositori amb control de versions.</text:p>
      <text:p text:style-name="Standard">Per a instal·lar Git:</text:p>
      <text:list xml:id="list2416853542" text:style-name="WWNum3">
        <text:list-item>
          <text:p text:style-name="P24">Ubuntu: <text:s text:c="4"/></text:p>
        </text:list-item>
      </text:list>
      <table:table table:name="Table3" table:style-name="Table3">
        <table:table-column table:style-name="Table3.A"/>
        <table:table-row table:style-name="Table3.1">
          <table:table-cell table:style-name="Table3.A1" office:value-type="string">
            <text:p text:style-name="P19"><text:span text:style-name="T29">sudo apt-get install git</text:span></text:p>
          </table:table-cell>
        </table:table-row>
      </table:table>
      <text:list xml:id="list32747351734950" text:continue-numbering="true" text:style-name="WWNum3">
        <text:list-item>
          <text:p text:style-name="P24">Windows: <text:a xlink:type="simple" xlink:href="https://git-for-windows.github.io/" text:style-name="ListLabel_20_46" text:visited-style-name="ListLabel_20_46"><text:span text:style-name="T30">https://git-for-windows.github.io/</text:span></text:a> </text:p>
        </text:list-item>
      </text:list>
      <text:p text:style-name="Standard"/>
      <text:p text:style-name="Standard">Per a facilitar la tasca de l'ús de Git és recomanable instal·lar alguna extensió o entorn que us facilite el seu ús. Per a usar Git en Visual Studio Code recomanem els següents plugins:</text:p>
      <text:list xml:id="list1822961484" text:style-name="WWNum1">
        <text:list-item>
          <text:p text:style-name="P25"><text:a xlink:type="simple" xlink:href="https://marketplace.visualstudio.com/items?itemname=donjayamanne.git-extension-pack" text:style-name="ListLabel_20_46" text:visited-style-name="ListLabel_20_46"><text:span text:style-name="T30">https://marketplace.visualstudio.com/items?itemname=donjayamanne.git-extension-pack</text:span></text:a></text:p>
        </text:list-item>
        <text:list-item>
          <text:p text:style-name="P27"><text:a xlink:type="simple" xlink:href="https://marketplace.visualstudio.com/items?itemname=mhutchie.git-graph" text:style-name="ListLabel_20_46" text:visited-style-name="ListLabel_20_46"><text:span text:style-name="T30">https://marketplace.visualstudio.com/items?itemname=mhutchie.git-graph</text:span></text:a></text:p>
        </text:list-item>
      </text:list>
      <text:p text:style-name="Standard"/>
      <text:p text:style-name="Standard">Pots trobar més informació de com usar Git amb Visual Studio Code en:</text:p>
      <text:p text:style-name="Standard"><text:tab/>• <text:a xlink:type="simple" xlink:href="https://code.visualstudio.com/docs/editor/versioncontrol" text:style-name="ListLabel_20_46" text:visited-style-name="ListLabel_20_46"><text:span text:style-name="T30">https://code.visualstudio.com/docs/editor/versioncontrol</text:span></text:a> </text:p>
      <text:p text:style-name="Standard"><text:tab/>• <text:a xlink:type="simple" xlink:href="http://www.mclibre.org/consultar/informatica/lecciones/vsc-git-repositorio.html" text:style-name="ListLabel_20_46" text:visited-style-name="ListLabel_20_46"><text:span text:style-name="T30">http://www.mclibre.org/consultar/informatica/lecciones/vsc-git-repositorio.html</text:span></text:a></text:p>
      <text:p text:style-name="Standard"><text:s/></text:p>
      <text:list xml:id="list32747582832620" text:continue-list="list32746899353946" text:style-name="WWNum6">
        <text:list-item>
          <text:list>
            <text:list-item>
              <text:p text:style-name="P36"><text:bookmark text:name="_sx01e9gaxowv"/>PyCharm</text:p>
            </text:list-item>
          </text:list>
        </text:list-item>
      </text:list>
      <text:p text:style-name="Standard">Un altre editor molt recomanat en Pycharm <text:a xlink:type="simple" xlink:href="https://www.jetbrains.com/es-es/pycharm/" text:style-name="ListLabel_20_46" text:visited-style-name="ListLabel_20_46"><text:span text:style-name="T30">https://www.jetbrains.com/es-es/pycharm/</text:span></text:a> </text:p>
      <text:p text:style-name="Standard">PyCharm també permet l'ús d'un sistema de control de versions Git des del seu entorn. Podeu trobar informació de com utilitzar Git amb Pycharm en:</text:p>
      <text:list xml:id="list930445139" text:style-name="WWNum2">
        <text:list-item>
          <text:p text:style-name="P26"><text:a xlink:type="simple" xlink:href="https://www.jetbrains.com/help/pycharm/set-up-a-git-repository.html" text:style-name="ListLabel_20_46" text:visited-style-name="ListLabel_20_46"><text:span text:style-name="T30">https://www.jetbrains.com/help/pycharm/set-up-a-git-repository.html</text:span></text:a></text:p>
        </text:list-item>
        <text:list-item>
          <text:p text:style-name="P28"><text:a xlink:type="simple" xlink:href="https://programmerclick.com/article/169045515/" text:style-name="ListLabel_20_46" text:visited-style-name="ListLabel_20_46"><text:span text:style-name="T30">https://programmerclick.com/article/169045515/</text:span></text:a></text:p>
        </text:list-item>
      </text:list>
      <text:p text:style-name="P30"/>
      <text:list xml:id="list32747216326826" text:continue-list="list32747582832620" text:style-name="WWNum6">
        <text:list-item>
          <text:p text:style-name="P35"><text:bookmark text:name="_g1qlmy5ta6mu"/>Autors (en ordre alfabétic)</text:p>
        </text:list-item>
      </text:list>
      <text:p text:style-name="P31">A continuació oferim en ordre alfabètic el llistat d'autors que han fet aportacions a aquest document:</text:p>
      <text:list xml:id="list3900005069" text:style-name="WWNum4">
        <text:list-item>
          <text:p text:style-name="P29">García Barea, Serg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46" style:display-name="ListLabel 4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es de gestió empresarial </text:span><text:span text:style-name="MT2"><text:tab/><text:tab/>UD0</text:span><text:span text:style-name="MT1">0</text:span><text:span text:style-name="MT2"> - </text:span><text:span text:style-name="MT1">Annex I - Recomanació d’entorn de treball</text:span></text:p>
      </style:header>
      <style:footer>
        <text:p text:style-name="MP2"><text:span text:style-name="MT1">CFGS. Desenvolupament d'Aplicacions Multiplataforma</text:span><text:span text:style-name="MT2"><text:tab/><text:tab/></text:span><text:span text:style-name="MT1">UD00 - Pàgina</text:span><text:span text:style-name="MT2"> </text:span><text:page-number text:select-page="current">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2" meta:paragraph-count="57" meta:word-count="534" meta:character-count="3977" meta:non-whitespace-character-count="3486"/>
    <meta:generator>LibreOfficeDev/6.0.5.2$Linux_X86_64 LibreOffice_project/</meta:generator>
  </office:meta>
</office:document-meta>
</file>